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line-height-at-least="0.318cm" fo:text-indent="0cm" style:auto-text-indent="fals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/>
    </style:style>
    <style:style style:name="P3" style:family="paragraph" style:parent-style-name="Preformatted_20_Text">
      <style:paragraph-properties fo:margin-top="0cm" fo:margin-bottom="0cm" style:line-height-at-least="0.318cm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line-height-at-least="0.318cm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cm" fo:padding="0cm" fo:border="none"/>
    </style:style>
    <style:style style:name="P6" style:family="paragraph" style:parent-style-name="Preformatted_20_Text">
      <style:paragraph-properties fo:margin-top="0cm" fo:margin-bottom="0cm" fo:padding="0cm" fo:border="none"/>
      <style:text-properties style:font-name="Lucida Console" fo:font-size="10pt"/>
    </style:style>
    <style:style style:name="P7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fo:color="#0000ff" style:font-name="Lucida Console" fo:font-size="10pt"/>
    </style:style>
    <style:style style:name="P8" style:family="paragraph" style:parent-style-name="Preformatted_20_Text">
      <style:paragraph-properties fo:margin-top="0cm" fo:margin-bottom="0cm" fo:padding="0cm" fo:border="none"/>
    </style:style>
    <style:style style:name="P9" style:family="paragraph" style:parent-style-name="Preformatted_20_Text">
      <style:paragraph-properties fo:margin-top="0cm" fo:margin-bottom="0cm" fo:padding="0cm" fo:border="none"/>
      <style:text-properties fo:color="#0000ff" style:font-name="Lucida Console" fo:font-size="10pt"/>
    </style:style>
    <style:style style:name="P10" style:family="paragraph" style:parent-style-name="Preformatted_20_Text">
      <style:paragraph-properties fo:margin-top="0cm" fo:margin-bottom="0cm" fo:padding="0cm" fo:border="none"/>
      <style:text-properties style:font-name="Lucida Console" fo:font-size="10pt"/>
    </style:style>
    <style:style style:name="P11" style:family="paragraph" style:parent-style-name="Preformatted_20_Text">
      <style:paragraph-properties fo:margin-top="0cm" fo:margin-bottom="0cm" style:line-height-at-least="0.318cm"/>
      <style:text-properties fo:font-variant="normal" fo:text-transform="none" fo:color="#000000" style:font-name="Lucida Console" fo:font-size="10pt" fo:letter-spacing="normal" fo:font-style="normal" fo:font-weight="normal"/>
    </style:style>
    <style:style style:name="T1" style:family="text">
      <style:text-properties style:font-name="Lucida Console" fo:font-size="10pt"/>
    </style:style>
    <style:style style:name="T2" style:family="text">
      <style:text-properties style:font-name="Lucida Console" fo:font-size="10pt" fo:font-style="normal" fo:font-weight="normal"/>
    </style:style>
    <style:style style:name="T3" style:family="text">
      <style:text-properties style:font-name="Times New Roman" fo:font-size="12pt" fo:language="en" fo:country="US" style:font-name-asian="SimSu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lt of model selection and model averaging for individual FFD: <text:span text:style-name="Default_20_Paragraph_20_Font"><text:span text:style-name="T3">averaged coefficients across all candidate models with ΔAICc &lt; 2 (as shown in Table 1 in the paper)</text:span></text:span></text:p>
      <text:p text:style-name="Standard"><text:span text:style-name="Default_20_Paragraph_20_Font"><text:span text:style-name="T3">(Global model included all 12 climatic variables)</text:span></text:span></text:p>
      <text:p text:style-name="Standard"/>
      <text:p text:style-name="P1">Model-averaged coefficients: <text:s/></text:p>
      <text:p text:style-name="P3">(full average) </text:p>
      <text:p text:style-name="P4"><text:s text:c="16"/><text:span text:style-name="T2">Estimate Std. Error Adjusted SE z value Pr(&gt;|z|) <text:s text:c="3"/></text:span></text:p>
      <text:p text:style-name="P3">(Intercept) <text:s text:c="4"/>58.93579 <text:s text:c="3"/>0.11385 <text:s text:c="4"/>0.11391 517.402 <text:s/>&lt; 2e-16 ***</text:p>
      <text:p text:style-name="P3">max_3 <text:s text:c="10"/>-0.23642 <text:s text:c="3"/>0.18487 <text:s text:c="4"/>0.18490 <text:s text:c="2"/>1.279 <text:s/>0.20104 <text:s text:c="3"/></text:p>
      <text:p text:style-name="P3">mean_4 <text:s text:c="9"/>-2.18826 <text:s text:c="3"/>0.13431 <text:s text:c="4"/>0.13437 <text:s/>16.285 <text:s/>&lt; 2e-16 ***</text:p>
      <text:p text:style-name="P3">mean_5 <text:s text:c="9"/>-3.75437 <text:s text:c="3"/>0.11313 <text:s text:c="4"/>0.11319 <text:s/>33.169 <text:s/>&lt; 2e-16 ***</text:p>
      <text:p text:style-name="P3">precipitation_3 -0.71610 <text:s text:c="3"/>0.10450 <text:s text:c="4"/>0.10455 <text:s text:c="2"/>6.849 <text:s/>&lt; 2e-16 ***</text:p>
      <text:p text:style-name="P3">precipitation_4 -0.34510 <text:s text:c="3"/>0.12449 <text:s text:c="4"/>0.12455 <text:s text:c="2"/>2.771 <text:s/>0.00559 ** </text:p>
      <text:p text:style-name="P3">n_fl <text:s text:c="11"/>-2.40748 <text:s text:c="3"/>0.10086 <text:s text:c="4"/>0.10092 <text:s/>23.856 <text:s/>&lt; 2e-16 ***</text:p>
      <text:p text:style-name="P3">mean_3 <text:s text:c="9"/>-0.07392 <text:s text:c="3"/>0.13620 <text:s text:c="4"/>0.13622 <text:s text:c="2"/>0.543 <text:s/>0.58738 <text:s/></text:p>
      <text:p text:style-name="P3"/>
      <text:p text:style-name="Standard">LASSO models for individual FFD</text:p>
      <text:p text:style-name="Standard"/>
      <text:p text:style-name="Standard">3 methods to select the optimal lambda</text:p>
      <text:p text:style-name="Standard"/>
      <text:p text:style-name="Standard">Start with a lambda value big enough such that all covariates are shrinked to zero (in this case it was lambda = 10000)</text:p>
      <text:p text:style-name="Standard"/>
      <text:p text:style-name="Standard">Method 1 (first simple method): Using BIC to determine the optimal tuning parameter lambda</text:p>
      <text:p text:style-name="Standard"/>
      <text:p text:style-name="P7">&gt; summary(glm1_final)</text:p>
      <text:p text:style-name="P2">Call:</text:p>
      <text:p text:style-name="P6">glmmLasso(fix = FFD ~ max_3 + max_4 + max_5 + mean_3 + mean_4 + </text:p>
      <text:p text:style-name="P5"><text:s text:c="4"/><text:span text:style-name="T1">mean_5 + min_3 + min_4 + min_5 + precipitation_3 + precipitation_4 + </text:span></text:p>
      <text:p text:style-name="P5"><text:s text:c="4"/><text:span text:style-name="T1">precipitation_5 + n_fl, rnd = list(id = ~1), data = subset1, </text:span></text:p>
      <text:p text:style-name="P5"><text:s text:c="4"/><text:span text:style-name="T1">lambda = lambda[opt], family = gaussian(link = "identity"), </text:span></text:p>
      <text:p text:style-name="P5"><text:s text:c="4"/><text:span text:style-name="T1">switch.NR = F, final.re = TRUE, control = list(start = Delta.start_FFD, </text:span></text:p>
      <text:p text:style-name="P5"><text:s text:c="8"/><text:span text:style-name="T1">q_start = Q.start_FFD))</text:span></text:p>
      <text:p text:style-name="P5"/>
      <text:p text:style-name="P6">Fixed Effects:</text:p>
      <text:p text:style-name="P5"/>
      <text:p text:style-name="P6">Coefficients:</text:p>
      <text:p text:style-name="P5"><text:s text:c="18"/><text:span text:style-name="T1">Estimate <text:s text:c="4"/>StdErr <text:s/>z.value <text:s text:c="2"/>p.value <text:s text:c="3"/></text:span></text:p>
      <text:p text:style-name="P6">(Intercept) <text:s text:c="5"/>59.146208 <text:s text:c="2"/>0.130568 452.9932 &lt; 2.2e-16 ***</text:p>
      <text:p text:style-name="P6">max_3 <text:s text:c="11"/>-0.132023 <text:s text:c="2"/>0.464051 <text:s/>-0.2845 <text:s/>0.776027 <text:s text:c="3"/></text:p>
      <text:p text:style-name="P6">max_4 <text:s text:c="12"/>2.568743 <text:s text:c="2"/>0.315600 <text:s text:c="2"/>8.1392 3.978e-16 ***</text:p>
      <text:p text:style-name="P6">max_5 <text:s text:c="12"/>6.726218 <text:s text:c="2"/>0.344035 <text:s/>19.5509 &lt; 2.2e-16 ***</text:p>
      <text:p text:style-name="P6">mean_3 <text:s text:c="10"/>-2.871245 <text:s text:c="2"/>0.969311 <text:s/>-2.9621 <text:s/>0.003055 ** </text:p>
      <text:p text:style-name="P6">mean_4 <text:s text:c="10"/>-4.475077 <text:s text:c="2"/>0.440275 -10.1643 &lt; 2.2e-16 ***</text:p>
      <text:p text:style-name="P6">mean_5 <text:s text:c="9"/>-13.630973 <text:s text:c="2"/>0.502149 -27.1453 &lt; 2.2e-16 ***</text:p>
      <text:p text:style-name="P6">min_3 <text:s text:c="12"/>2.452802 <text:s text:c="2"/>0.556782 <text:s text:c="2"/>4.4053 1.056e-05 ***</text:p>
      <text:p text:style-name="P6">min_4 <text:s text:c="11"/>-0.149154 <text:s text:c="2"/>0.161086 <text:s/>-0.9259 <text:s/>0.354485 <text:s text:c="3"/></text:p>
      <text:p text:style-name="P6">min_5 <text:s text:c="12"/>4.128784 <text:s text:c="2"/>0.204696 <text:s/>20.1703 &lt; 2.2e-16 ***</text:p>
      <text:p text:style-name="P6">precipitation_3 <text:s text:c="2"/>0.234873 <text:s text:c="2"/>0.050148 <text:s text:c="2"/>4.6836 2.819e-06 ***</text:p>
      <text:p text:style-name="P6">precipitation_4 <text:s text:c="2"/>0.000000 <text:s text:c="8"/>NA <text:s text:c="6"/>NA <text:s text:c="7"/>NA <text:s text:c="3"/></text:p>
      <text:p text:style-name="P6">precipitation_5 <text:s/>-0.111422 <text:s text:c="2"/>0.049975 <text:s/>-2.2296 <text:s/>0.025776 * <text:s/></text:p>
      <text:p text:style-name="P6">n_fl <text:s text:c="12"/>-2.345656 <text:s text:c="2"/>0.026679 -87.9221 &lt; 2.2e-16 ***</text:p>
      <text:p text:style-name="P6">---</text:p>
      <text:p text:style-name="P6">Signif. codes: <text:s/>0 ‘***’ 0.001 ‘**’ 0.01 ‘*’ 0.05 ‘.’ 0.1 ‘ ’ 1</text:p>
      <text:p text:style-name="P5"/>
      <text:p text:style-name="P6">Random Effects:</text:p>
      <text:p text:style-name="P5"/>
      <text:p text:style-name="P6">StdDev:</text:p>
      <text:p text:style-name="P5"><text:s text:c="9"/><text:span text:style-name="T1">id</text:span></text:p>
      <text:p text:style-name="P6">id 3.667984</text:p>
      <text:p text:style-name="P9">&gt; lambda[opt]</text:p>
      <text:p text:style-name="P2"><text:soft-page-break/>[1] 200</text:p>
      <text:p text:style-name="P2"/>
      <text:p text:style-name="Standard">Method 2 (second simple method): Using 5-fold cross-validation to determine the optimal tuning parameter lambda</text:p>
      <text:p text:style-name="Standard"/>
      <text:p text:style-name="P9">&gt; summary(glm2_final)</text:p>
      <text:p text:style-name="P2">Call:</text:p>
      <text:p text:style-name="P6">glmmLasso(fix = FFD ~ max_3 + max_4 + max_5 + mean_3 + mean_4 + </text:p>
      <text:p text:style-name="P5"><text:s text:c="4"/><text:span text:style-name="T1">mean_5 + min_3 + min_4 + min_5 + precipitation_3 + precipitation_4 + </text:span></text:p>
      <text:p text:style-name="P5"><text:s text:c="4"/><text:span text:style-name="T1">precipitation_5 + n_fl, rnd = list(id = ~1), data = subset1, </text:span></text:p>
      <text:p text:style-name="P5"><text:s text:c="4"/><text:span text:style-name="T1">lambda = lambda[opt2], family = gaussian(link = "identity"), </text:span></text:p>
      <text:p text:style-name="P5"><text:s text:c="4"/><text:span text:style-name="T1">switch.NR = F, final.re = TRUE, control = list(start = Delta.start_FFD, </text:span></text:p>
      <text:p text:style-name="P5"><text:s text:c="8"/><text:span text:style-name="T1">q_start = Q.start_FFD))</text:span></text:p>
      <text:p text:style-name="P5"/>
      <text:p text:style-name="P6">Fixed Effects:</text:p>
      <text:p text:style-name="P5"/>
      <text:p text:style-name="P6">Coefficients:</text:p>
      <text:p text:style-name="P5"><text:s text:c="19"/><text:span text:style-name="T1">Estimate <text:s text:c="5"/>StdErr <text:s/>z.value <text:s text:c="2"/>p.value <text:s text:c="3"/></text:span></text:p>
      <text:p text:style-name="P6">(Intercept) <text:s text:c="5"/>59.1382354 <text:s text:c="2"/>0.1293968 457.0302 &lt; 2.2e-16 ***</text:p>
      <text:p text:style-name="P6">max_3 <text:s text:c="12"/>0.7708974 <text:s text:c="2"/>0.4214790 <text:s text:c="2"/>1.8290 0.0673953 . <text:s/></text:p>
      <text:p text:style-name="P6">max_4 <text:s text:c="12"/>1.9132741 <text:s text:c="2"/>0.2830914 <text:s text:c="2"/>6.7585 1.394e-11 ***</text:p>
      <text:p text:style-name="P6">max_5 <text:s text:c="12"/>5.8613057 <text:s text:c="2"/>0.2898117 <text:s/>20.2245 &lt; 2.2e-16 ***</text:p>
      <text:p text:style-name="P6">mean_3 <text:s text:c="10"/>-4.6504627 <text:s text:c="2"/>0.8910948 <text:s/>-5.2188 1.801e-07 ***</text:p>
      <text:p text:style-name="P6">mean_4 <text:s text:c="10"/>-3.4572412 <text:s text:c="2"/>0.3832773 <text:s/>-9.0202 &lt; 2.2e-16 ***</text:p>
      <text:p text:style-name="P6">mean_5 <text:s text:c="9"/>-12.1389844 <text:s text:c="2"/>0.3870091 -31.3661 &lt; 2.2e-16 ***</text:p>
      <text:p text:style-name="P6">min_3 <text:s text:c="12"/>3.4511135 <text:s text:c="2"/>0.5142760 <text:s text:c="2"/>6.7106 1.938e-11 ***</text:p>
      <text:p text:style-name="P6">min_4 <text:s text:c="11"/>-0.4991175 <text:s text:c="2"/>0.1428655 <text:s/>-3.4936 0.0004765 ***</text:p>
      <text:p text:style-name="P6">min_5 <text:s text:c="12"/>3.4057892 <text:s text:c="2"/>0.1338470 <text:s/>25.4454 &lt; 2.2e-16 ***</text:p>
      <text:p text:style-name="P6">precipitation_3 <text:s text:c="2"/>0.0000000 <text:s text:c="9"/>NA <text:s text:c="6"/>NA <text:s text:c="7"/>NA <text:s text:c="3"/></text:p>
      <text:p text:style-name="P6">precipitation_4 <text:s text:c="2"/>0.0000000 <text:s text:c="9"/>NA <text:s text:c="6"/>NA <text:s text:c="7"/>NA <text:s text:c="3"/></text:p>
      <text:p text:style-name="P6">precipitation_5 <text:s/>-0.0075036 <text:s text:c="2"/>0.0446991 <text:s/>-0.1679 0.8666861 <text:s text:c="3"/></text:p>
      <text:p text:style-name="P6">n_fl <text:s text:c="12"/>-2.3419729 <text:s text:c="2"/>0.0266624 -87.8381 &lt; 2.2e-16 ***</text:p>
      <text:p text:style-name="P6">---</text:p>
      <text:p text:style-name="P6">Signif. codes: <text:s/>0 ‘***’ 0.001 ‘**’ 0.01 ‘*’ 0.05 ‘.’ 0.1 ‘ ’ 1</text:p>
      <text:p text:style-name="P5"/>
      <text:p text:style-name="P6">Random Effects:</text:p>
      <text:p text:style-name="P5"/>
      <text:p text:style-name="P6">StdDev:</text:p>
      <text:p text:style-name="P5"><text:s text:c="9"/><text:span text:style-name="T1">id</text:span></text:p>
      <text:p text:style-name="P6">id 3.633594</text:p>
      <text:p text:style-name="P9">&gt; lambda[opt2]</text:p>
      <text:p text:style-name="P2">[1] 2900</text:p>
      <text:p text:style-name="P2"/>
      <text:p text:style-name="Standard">Method 3 (more elegant method): Start with big lambda and use the estimates of the previous fit (BUT: before the final re-estimation Fisher scoring is performed!) as starting values for the next fit. Then, using BIC to determine the optimal tuning parameter lambda</text:p>
      <text:p text:style-name="Standard"/>
      <text:p text:style-name="P9">&gt; summary(glm3_final)</text:p>
      <text:p text:style-name="P2">Call:</text:p>
      <text:p text:style-name="P6">glmmLasso(fix = FFD ~ max_3 + max_4 + max_5 + mean_3 + mean_4 + </text:p>
      <text:p text:style-name="P5"><text:s text:c="4"/><text:span text:style-name="T1">mean_5 + min_3 + min_4 + min_5 + precipitation_3 + precipitation_4 + </text:span></text:p>
      <text:p text:style-name="P5"><text:s text:c="4"/><text:span text:style-name="T1">precipitation_5 + n_fl, rnd = list(id = ~1), data = subset1, </text:span></text:p>
      <text:p text:style-name="P5"><text:s text:c="4"/><text:span text:style-name="T1">lambda = lambda[opt3], family = gaussian(link = "identity"), </text:span></text:p>
      <text:p text:style-name="P5"><text:s text:c="4"/><text:span text:style-name="T1">switch.NR = F, final.re = TRUE, control = list(start = Delta.start_FFD_1[opt3, </text:span></text:p>
      <text:p text:style-name="P5"><text:s text:c="8"/><text:span text:style-name="T1">], q_start = Q.start_FFD_1[opt3]))</text:span></text:p>
      <text:p text:style-name="P5"/>
      <text:p text:style-name="P6">Fixed Effects:</text:p>
      <text:p text:style-name="P5"/>
      <text:p text:style-name="P6">Coefficients:</text:p>
      <text:p text:style-name="P5"><text:s text:c="19"/><text:span text:style-name="T1">Estimate <text:s text:c="5"/>StdErr <text:s/>z.value <text:s text:c="2"/>p.value <text:s text:c="3"/></text:span></text:p>
      <text:p text:style-name="P6">(Intercept) <text:s text:c="5"/>59.3090567 <text:s text:c="2"/>0.1348952 439.6677 &lt; 2.2e-16 ***</text:p>
      <text:p text:style-name="P6">max_3 <text:s text:c="11"/>-2.4617377 <text:s text:c="2"/>0.4821535 <text:s/>-5.1057 3.295e-07 ***</text:p>
      <text:p text:style-name="P6"><text:soft-page-break/>max_4 <text:s text:c="12"/>4.3423427 <text:s text:c="2"/>0.3295201 <text:s/>13.1778 &lt; 2.2e-16 ***</text:p>
      <text:p text:style-name="P6">max_5 <text:s text:c="12"/>8.7493906 <text:s text:c="2"/>0.3615529 <text:s/>24.1995 &lt; 2.2e-16 ***</text:p>
      <text:p text:style-name="P6">mean_3 <text:s text:c="11"/>0.1675413 <text:s text:c="2"/>0.9843981 <text:s text:c="2"/>0.1702 <text:s text:c="3"/>0.8649 <text:s text:c="3"/></text:p>
      <text:p text:style-name="P6">mean_4 <text:s text:c="10"/>-5.9150814 <text:s text:c="2"/>0.4467726 -13.2396 &lt; 2.2e-16 ***</text:p>
      <text:p text:style-name="P6">mean_5 <text:s text:c="9"/>-16.8829242 <text:s text:c="2"/>0.5331972 -31.6636 &lt; 2.2e-16 ***</text:p>
      <text:p text:style-name="P6">min_3 <text:s text:c="12"/>1.4384874 <text:s text:c="2"/>0.5599201 <text:s text:c="2"/>2.5691 <text:s text:c="3"/>0.0102 * <text:s/></text:p>
      <text:p text:style-name="P6">min_4 <text:s text:c="11"/>-0.0122918 <text:s text:c="2"/>0.1613352 <text:s/>-0.0762 <text:s text:c="3"/>0.9393 <text:s text:c="3"/></text:p>
      <text:p text:style-name="P6">min_5 <text:s text:c="12"/>5.6832375 <text:s text:c="2"/>0.2217144 <text:s/>25.6331 &lt; 2.2e-16 ***</text:p>
      <text:p text:style-name="P6">precipitation_3 <text:s text:c="2"/>0.5126738 <text:s text:c="2"/>0.0522768 <text:s text:c="2"/>9.8069 &lt; 2.2e-16 ***</text:p>
      <text:p text:style-name="P6">precipitation_4 <text:s text:c="2"/>0.8190541 <text:s text:c="2"/>0.0450937 <text:s/>18.1634 &lt; 2.2e-16 ***</text:p>
      <text:p text:style-name="P6">precipitation_5 <text:s text:c="2"/>0.0046223 <text:s text:c="2"/>0.0504271 <text:s text:c="2"/>0.0917 <text:s text:c="3"/>0.9270 <text:s text:c="3"/></text:p>
      <text:p text:style-name="P6">n_fl <text:s text:c="12"/>-2.3384573 <text:s text:c="2"/>0.0266903 -87.6146 &lt; 2.2e-16 ***</text:p>
      <text:p text:style-name="P6">---</text:p>
      <text:p text:style-name="P6">Signif. codes: <text:s/>0 ‘***’ 0.001 ‘**’ 0.01 ‘*’ 0.05 ‘.’ 0.1 ‘ ’ 1</text:p>
      <text:p text:style-name="P5"/>
      <text:p text:style-name="P6">Random Effects:</text:p>
      <text:p text:style-name="P5"/>
      <text:p text:style-name="P6">StdDev:</text:p>
      <text:p text:style-name="P5"><text:s text:c="9"/><text:span text:style-name="T1">id</text:span></text:p>
      <text:p text:style-name="P6">id 3.787905</text:p>
      <text:p text:style-name="P9">&gt; lambda[opt3]</text:p>
      <text:p text:style-name="P2">[1] 100</text:p>
      <text:p text:style-name="Standard"/>
      <text:p text:style-name="Standard">If I try with a very big lambda, e.g. 9000 so that not all covariates are shrinked to zero, but very few remain, then only May temperatures show an effect. However, mean temperature shows a negative effect, while max and min show positive effects on FFD. I think this is really strange because correlations among them are positive and very high (r=0.9), so I guess that their effects should go in the same direction!</text:p>
      <text:p text:style-name="Standard"/>
      <text:p text:style-name="P7"><text:bookmark text:name="rstudio_console_output"/>&gt; summary(LASSO_FFD)</text:p>
      <text:p text:style-name="P2">Call:</text:p>
      <text:p text:style-name="P6">glmmLasso(fix = FFD ~ max_3 + max_4 + max_5 + mean_3 + mean_4 + </text:p>
      <text:p text:style-name="P5"><text:s text:c="4"/><text:span text:style-name="T1">mean_5 + min_3 + min_4 + min_5 + precipitation_3 + precipitation_4 + </text:span></text:p>
      <text:p text:style-name="P5"><text:s text:c="4"/><text:span text:style-name="T1">precipitation_5 + n_fl, rnd = list(id = ~1), data = subset1, </text:span></text:p>
      <text:p text:style-name="P5"><text:s text:c="4"/><text:span text:style-name="T1">lambda = 9000, family = gaussian(link = "identity"), </text:span></text:p>
      <text:p text:style-name="P5"><text:s text:c="4"/><text:span text:style-name="T1">switch.NR = F, final.re = T, control = list())</text:span></text:p>
      <text:p text:style-name="P5"/>
      <text:p text:style-name="P6">Fixed Effects:</text:p>
      <text:p text:style-name="P5"/>
      <text:p text:style-name="P6">Coefficients:</text:p>
      <text:p text:style-name="P5"><text:s text:c="17"/><text:span text:style-name="T1">Estimate <text:s text:c="3"/>StdErr z.value <text:s text:c="2"/>p.value <text:s text:c="3"/></text:span></text:p>
      <text:p text:style-name="P6">(Intercept) <text:s text:c="4"/>60.181771 <text:s/>0.159891 376.394 &lt; 2.2e-16 ***</text:p>
      <text:p text:style-name="P6">max_3 <text:s text:c="11"/>0.000000 <text:s text:c="7"/>NA <text:s text:c="5"/>NA <text:s text:c="7"/>NA <text:s text:c="3"/></text:p>
      <text:p text:style-name="P6">max_4 <text:s text:c="11"/>0.000000 <text:s text:c="7"/>NA <text:s text:c="5"/>NA <text:s text:c="7"/>NA <text:s text:c="3"/></text:p>
      <text:p text:style-name="P6">max_5 <text:s text:c="11"/>2.643246 <text:s/>0.202535 <text:s/>13.051 &lt; 2.2e-16 ***</text:p>
      <text:p text:style-name="P6">mean_3 <text:s text:c="10"/>0.000000 <text:s text:c="7"/>NA <text:s text:c="5"/>NA <text:s text:c="7"/>NA <text:s text:c="3"/></text:p>
      <text:p text:style-name="P6">mean_4 <text:s text:c="10"/>0.000000 <text:s text:c="7"/>NA <text:s text:c="5"/>NA <text:s text:c="7"/>NA <text:s text:c="3"/></text:p>
      <text:p text:style-name="P6">mean_5 <text:s text:c="9"/>-8.136273 <text:s/>0.267945 -30.366 &lt; 2.2e-16 ***</text:p>
      <text:p text:style-name="P6">min_3 <text:s text:c="11"/>0.000000 <text:s text:c="7"/>NA <text:s text:c="5"/>NA <text:s text:c="7"/>NA <text:s text:c="3"/></text:p>
      <text:p text:style-name="P6">min_4 <text:s text:c="11"/>0.000000 <text:s text:c="7"/>NA <text:s text:c="5"/>NA <text:s text:c="7"/>NA <text:s text:c="3"/></text:p>
      <text:p text:style-name="P6">min_5 <text:s text:c="11"/>2.439941 <text:s/>0.092125 <text:s/>26.485 &lt; 2.2e-16 ***</text:p>
      <text:p text:style-name="P6">precipitation_3 <text:s/>0.000000 <text:s text:c="7"/>NA <text:s text:c="5"/>NA <text:s text:c="7"/>NA <text:s text:c="3"/></text:p>
      <text:p text:style-name="P6">precipitation_4 <text:s/>0.000000 <text:s text:c="7"/>NA <text:s text:c="5"/>NA <text:s text:c="7"/>NA <text:s text:c="3"/></text:p>
      <text:p text:style-name="P6">precipitation_5 <text:s/>0.000000 <text:s text:c="7"/>NA <text:s text:c="5"/>NA <text:s text:c="7"/>NA <text:s text:c="3"/></text:p>
      <text:p text:style-name="P6">n_fl <text:s text:c="12"/>0.000000 <text:s text:c="7"/>NA <text:s text:c="5"/>NA <text:s text:c="7"/>NA <text:s text:c="3"/></text:p>
      <text:p text:style-name="P6">---</text:p>
      <text:p text:style-name="P6">Signif. codes: <text:s/>0 ‘***’ 0.001 ‘**’ 0.01 ‘*’ 0.05 ‘.’ 0.1 ‘ ’ 1</text:p>
      <text:p text:style-name="P5"/>
      <text:p text:style-name="P6">Random Effects:</text:p>
      <text:p text:style-name="P5"/>
      <text:p text:style-name="P6">StdDev:</text:p>
      <text:p text:style-name="P5"><text:s text:c="9"/><text:span text:style-name="T1">id</text:span></text:p>
      <text:p text:style-name="P6">id 4.549881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8-12-13T16:26:48.47</meta:creation-date>
    <dc:date>2018-12-14T14:07:29.21</dc:date>
    <dc:creator>Alicia Valdés Rapado</dc:creator>
    <meta:editing-duration>PT41M34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4" meta:paragraph-count="149" meta:word-count="997" meta:character-count="7711"/>
  </office:meta>
</office:document-meta>
</file>